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1b8" officeooo:paragraph-rsid="000d51b8"/>
    </style:style>
    <style:style style:name="P2" style:family="paragraph" style:parent-style-name="Standard">
      <style:text-properties officeooo:rsid="000e1101" officeooo:paragraph-rsid="000e1101"/>
    </style:style>
    <style:style style:name="P3" style:family="paragraph" style:parent-style-name="Standard">
      <style:text-properties officeooo:rsid="000d51b8" officeooo:paragraph-rsid="000eae22"/>
    </style:style>
    <style:style style:name="P4" style:family="paragraph" style:parent-style-name="Standard">
      <style:text-properties officeooo:rsid="000d51b8" officeooo:paragraph-rsid="000d51b8"/>
    </style:style>
    <style:style style:name="P5" style:family="paragraph" style:parent-style-name="Standard">
      <style:text-properties fo:font-size="15pt" officeooo:rsid="000e1101" officeooo:paragraph-rsid="000e1101" style:font-size-asian="15pt" style:font-size-complex="15pt"/>
    </style:style>
    <style:style style:name="P6" style:family="paragraph" style:parent-style-name="Standard">
      <style:text-properties fo:font-size="10pt" officeooo:rsid="000d51b8" officeooo:paragraph-rsid="000d51b8" style:font-size-asian="10pt" style:font-size-complex="10pt"/>
    </style:style>
    <style:style style:name="P7" style:family="paragraph" style:parent-style-name="Standard">
      <style:text-properties fo:font-size="11pt" officeooo:rsid="000e1101" officeooo:paragraph-rsid="000e1101" style:font-size-asian="11pt" style:font-size-complex="11pt"/>
    </style:style>
    <style:style style:name="P8" style:family="paragraph" style:parent-style-name="Standard">
      <style:text-properties fo:font-size="11pt" officeooo:paragraph-rsid="000e1101" style:font-size-asian="11pt" style:font-size-complex="11pt"/>
    </style:style>
    <style:style style:name="P9" style:family="paragraph" style:parent-style-name="Standard">
      <style:text-properties fo:font-size="11pt" officeooo:rsid="000d51b8" officeooo:paragraph-rsid="000e1101" style:font-size-asian="11pt" style:font-size-complex="11pt"/>
    </style:style>
    <style:style style:name="P10" style:family="paragraph" style:parent-style-name="Standard">
      <style:text-properties fo:font-size="11pt" officeooo:rsid="000d51b8" officeooo:paragraph-rsid="000d51b8" style:font-size-asian="11pt" style:font-size-complex="11pt"/>
    </style:style>
    <style:style style:name="T1" style:family="text">
      <style:text-properties officeooo:rsid="000e1101"/>
    </style:style>
    <style:style style:name="T2" style:family="text">
      <style:text-properties officeooo:rsid="000eae22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e1101" style:font-size-asian="11pt" style:font-size-complex="11pt"/>
    </style:style>
    <style:style style:name="T7" style:family="text">
      <style:text-properties fo:font-size="11pt" officeooo:rsid="000eae22" style:font-size-asian="11pt" style:font-size-complex="11pt"/>
    </style:style>
    <style:style style:name="T8" style:family="text">
      <style:text-properties fo:font-size="11pt" officeooo:rsid="000f77b8" style:font-size-asian="11pt" style:font-size-complex="11pt"/>
    </style:style>
    <style:style style:name="T9" style:family="text">
      <style:text-properties fo:font-size="11pt" officeooo:rsid="000f93b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lpTrybeTôPerdido</text:p>
      <text:p text:style-name="P2"/>
      <text:p text:style-name="P6"><text:span text:style-name="T3">Willian Patrick Bomfim</text:span><text:line-break/><text:span text:style-name="T3">Daniel Bahia Lawall</text:span><text:line-break/><text:span text:style-name="T3">André Wiliams Vieira Marquez</text:span><text:line-break/><text:span text:style-name="T3">Arthur Ramos Bragança</text:span><text:line-break/><text:span text:style-name="T3">Nádia Dutra Tristão</text:span><text:line-break/><text:span text:style-name="T3">Eduardo Azevedo</text:span><text:line-break/><text:span text:style-name="T3">Laís Mello Massacesi Lins</text:span><text:line-break/><text:span text:style-name="T3">Isaac Guilherme Lima Vieira Santana de Farias</text:span><text:line-break/><text:span text:style-name="T3">Isadora Saraiva Souza</text:span><text:line-break/><text:span text:style-name="T3">Luísa Vilas Boas dos Santos</text:span></text:p>
      <text:p text:style-name="P1"><text:span text:style-name="T3"/></text:p>
      <text:p text:style-name="P1"/>
      <text:p text:style-name="P1"><text:span text:style-name="T4">O que acontece quando eu digito </text:span><text:a xlink:type="simple" xlink:href="http://www.google.com/" text:style-name="Internet_20_link" text:visited-style-name="Visited_20_Internet_20_Link"><text:span text:style-name="T4">www.google.com</text:span></text:a><text:span text:style-name="T4"> e aperto enter?</text:span></text:p>
      <text:p text:style-name="P1"/>
      <text:p text:style-name="P7">-O provedor de internet fornece acesso ao mundo web</text:p>
      <text:p text:style-name="P8">-<text:span text:style-name="T1">A comunicação entre o navegador e o servidor acontecerá com o protocolo HTTP</text:span></text:p>
      <text:p text:style-name="P1"><text:span text:style-name="T5">-Cliente: faz uma requisição em </text:span><text:span text:style-name="T6">http://</text:span><text:a xlink:type="simple" xlink:href="http://www.google.com/" text:style-name="Internet_20_link" text:visited-style-name="Visited_20_Internet_20_Link"><text:span text:style-name="T5">www.google.com</text:span></text:a></text:p>
      <text:p text:style-name="P3"><text:span text:style-name="T5">-DNS: </text:span><text:span text:style-name="T7">Quem pediu foi o </text:span><text:span text:style-name="T5">192.168.</text:span><text:span text:style-name="T9">389</text:span><text:span text:style-name="T5">.</text:span><text:span text:style-name="T9">54</text:span><text:span text:style-name="T5"> </text:span><text:span text:style-name="T7">e </text:span><text:a xlink:type="simple" xlink:href="http://www.google.com/" text:style-name="Internet_20_link" text:visited-style-name="Visited_20_Internet_20_Link"><text:span text:style-name="T5">www.google.com</text:span></text:a><text:span text:style-name="T5"> é </text:span><text:span text:style-name="T7">o </text:span><text:span text:style-name="T8">142.251.129.78</text:span></text:p>
      <text:p text:style-name="P9">-O pacote com o pedido vai pelo TCP/IP</text:p>
      <text:p text:style-name="P10">-Servidor: utiliza o port number para identificar o processo, <text:span text:style-name="T1">coleta o dado que foi solicitado e retorna para o clie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6:30:49.059159563</meta:creation-date>
    <dc:date>2022-01-25T17:22:01.437737540</dc:date>
    <meta:editing-duration>PT5M15S</meta:editing-duration>
    <meta:editing-cycles>3</meta:editing-cycles>
    <meta:generator>LibreOffice/7.2.5.2$Linux_X86_64 LibreOffice_project/20$Build-2</meta:generator>
    <meta:print-date>2022-01-25T17:18:11.092805918</meta:print-date>
    <meta:document-statistic meta:table-count="0" meta:image-count="0" meta:object-count="0" meta:page-count="1" meta:paragraph-count="9" meta:word-count="115" meta:character-count="742" meta:non-whitespace-character-count="636"/>
  </office:meta>
</office:document-meta>
</file>